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4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GAMARRA CLAYSEN, WIMBER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GAMARRA CLAYSEN, WIMBER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5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TRUJILLO GAMARRA, JHON BRAYAN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GAMARRA CLAYSEN, WIMBER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5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1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33314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9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0:4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2:00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5T00:01:11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